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41.03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1.71mm" svg:height="79.3mm" svg:x="202.38mm" svg:y="239.68mm">
            <draw:object draw:notify-on-update-of-ranges="Tabelle1.E86:Tabelle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7.34mm" svg:height="78.38mm" svg:x="271.17mm" svg:y="115.55mm">
            <draw:object draw:notify-on-update-of-ranges="Tabelle1.E28:Tabelle1.E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61mm" svg:height="37.81mm" svg:x="94.54mm" svg:y="22.73mm">
            <draw:object draw:notify-on-update-of-ranges="Tabelle1.E1:Tabelle1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0.12mm" svg:height="89.95mm" svg:x="417.51mm" svg:y="88.69mm">
            <draw:object draw:notify-on-update-of-ranges="Tabelle1.F16:Tabelle1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222.88mm" svg:y="467.91mm">
            <draw:object draw:notify-on-update-of-ranges="Tabelle1.H16:Tabelle1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1</text:p>
          </table:table-cell>
          <table:table-cell table:formula="of:=36/25" office:value-type="float" office:value="1.44" calcext:value-type="float">
            <text:p>1,44</text:p>
          </table:table-cell>
          <table:table-cell office:value-type="float" office:value="14272" calcext:value-type="float">
            <text:p>142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²</text:p>
          </table:table-cell>
          <table:table-cell table:formula="of:=504/25" office:value-type="float" office:value="20.16" calcext:value-type="float">
            <text:p>20,16</text:p>
          </table:table-cell>
          <table:table-cell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³</text:p>
          </table:table-cell>
          <table:table-cell table:formula="of:=18939/100" office:value-type="float" office:value="189.39" calcext:value-type="float">
            <text:p>189,39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formula="of:=33891/20" office:value-type="float" office:value="1694.55" calcext:value-type="float">
            <text:p>1694,5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5]" office:value-type="string" office:string-value="" calcext:value-type="error">
            <text:p>#DIV/0!</text:p>
          </table:table-cell>
          <table:table-cell table:formula="of:=[.F4]/[.G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32" calcext:value-type="float">
            <text:p>123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F7]/[.F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6"/>
          <table:table-cell office:value-type="string" calcext:value-type="string">
            <text:p>count0 neu</text:p>
          </table:table-cell>
          <table:table-cell table:number-columns-repeated="5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style-name="ce2" table:formula="of:=[.A16]/[.D16]" office:value-type="float" office:value="7642" calcext:value-type="float">
            <text:p>7642,00</text:p>
          </table:table-cell>
          <table:table-cell office:value-type="float" office:value="1" calcext:value-type="float">
            <text:p>1</text:p>
          </table:table-cell>
          <table:table-cell table:formula="of:=[.C16]/[.F16]" office:value-type="float" office:value="0.53545403587444" calcext:value-type="float">
            <text:p>0,53545403587444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office:value-type="float" office:value="14234" calcext:value-type="float">
            <text:p>14234</text:p>
          </table:table-cell>
          <table:table-cell office:value-type="float" office:value="5150" calcext:value-type="float">
            <text:p>5150</text:p>
          </table:table-cell>
          <table:table-cell table:formula="of:=[.F16]/[.I16]" office:value-type="float" office:value="2.77126213592233" calcext:value-type="float">
            <text:p>2,77126213592233</text:p>
          </table:table-cell>
          <table:table-cell office:value-type="float" office:value="4" calcext:value-type="float">
            <text:p>4</text:p>
          </table:table-cell>
          <table:table-cell table:formula="of:=[.I16]/[.K16]" office:value-type="float" office:value="1287.5" calcext:value-type="float">
            <text:p>1287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style-name="ce2" table:formula="of:=[.A17]/[.D17]" office:value-type="float" office:value="7325" calcext:value-type="float">
            <text:p>7325,00</text:p>
          </table:table-cell>
          <table:table-cell office:value-type="float" office:value="2" calcext:value-type="float">
            <text:p>2</text:p>
          </table:table-cell>
          <table:table-cell table:formula="of:=[.C17]/[.F17]" office:value-type="float" office:value="0.830875680580762" calcext:value-type="float">
            <text:p>0,830875680580762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  <table:table-cell office:value-type="float" office:value="18778" calcext:value-type="float">
            <text:p>18778</text:p>
          </table:table-cell>
          <table:table-cell office:value-type="float" office:value="3056" calcext:value-type="float">
            <text:p>3056</text:p>
          </table:table-cell>
          <table:table-cell table:formula="of:=[.F17]/[.I17]" office:value-type="float" office:value="2.8848167539267" calcext:value-type="float">
            <text:p>2,8848167539267</text:p>
          </table:table-cell>
          <table:table-cell office:value-type="float" office:value="7" calcext:value-type="float">
            <text:p>7</text:p>
          </table:table-cell>
          <table:table-cell table:formula="of:=[.I17]/[.K17]" office:value-type="float" office:value="436.571428571429" calcext:value-type="float">
            <text:p>436,57142857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style-name="ce2" table:formula="of:=[.A18]/[.D18]" office:value-type="float" office:value="7219.33333333333" calcext:value-type="float">
            <text:p>7219,33</text:p>
          </table:table-cell>
          <table:table-cell office:value-type="float" office:value="3" calcext:value-type="float">
            <text:p>3</text:p>
          </table:table-cell>
          <table:table-cell table:formula="of:=[.C18]/[.F18]" office:value-type="float" office:value="1.10861998361998" calcext:value-type="float">
            <text:p>1,10861998361998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  <table:table-cell office:value-type="float" office:value="23322" calcext:value-type="float">
            <text:p>23322</text:p>
          </table:table-cell>
          <table:table-cell office:value-type="float" office:value="2400" calcext:value-type="float">
            <text:p>2400</text:p>
          </table:table-cell>
          <table:table-cell table:formula="of:=[.F18]/[.I18]" office:value-type="float" office:value="2.71333333333333" calcext:value-type="float">
            <text:p>2,71333333333333</text:p>
          </table:table-cell>
          <table:table-cell office:value-type="float" office:value="11" calcext:value-type="float">
            <text:p>11</text:p>
          </table:table-cell>
          <table:table-cell table:formula="of:=[.I18]/[.K18]" office:value-type="float" office:value="218.181818181818" calcext:value-type="float">
            <text:p>218,18181818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style-name="ce2" table:formula="of:=[.A19]/[.D19]" office:value-type="float" office:value="7166.5" calcext:value-type="float">
            <text:p>7166,50</text:p>
          </table:table-cell>
          <table:table-cell office:value-type="float" office:value="4" calcext:value-type="float">
            <text:p>4</text:p>
          </table:table-cell>
          <table:table-cell table:formula="of:=[.C19]/[.F19]" office:value-type="float" office:value="1.41295347003155" calcext:value-type="float">
            <text:p>1,41295347003155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  <table:table-cell office:value-type="float" office:value="27866" calcext:value-type="float">
            <text:p>27866</text:p>
          </table:table-cell>
          <table:table-cell office:value-type="float" office:value="2016" calcext:value-type="float">
            <text:p>2016</text:p>
          </table:table-cell>
          <table:table-cell table:formula="of:=[.F19]/[.I19]" office:value-type="float" office:value="2.51587301587302" calcext:value-type="float">
            <text:p>2,51587301587302</text:p>
          </table:table-cell>
          <table:table-cell office:value-type="float" office:value="14" calcext:value-type="float">
            <text:p>14</text:p>
          </table:table-cell>
          <table:table-cell table:formula="of:=[.I19]/[.K19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style-name="ce2" table:formula="of:=[.A20]/[.D20]" office:value-type="float" office:value="7134.8" calcext:value-type="float">
            <text:p>7134,80</text:p>
          </table:table-cell>
          <table:table-cell office:value-type="float" office:value="5" calcext:value-type="float">
            <text:p>5</text:p>
          </table:table-cell>
          <table:table-cell table:formula="of:=[.C20]/[.F20]" office:value-type="float" office:value="1.69553231939164" calcext:value-type="float">
            <text:p>1,69553231939164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  <table:table-cell office:value-type="float" office:value="32410" calcext:value-type="float">
            <text:p>32410</text:p>
          </table:table-cell>
          <table:table-cell office:value-type="float" office:value="1672" calcext:value-type="float">
            <text:p>1672</text:p>
          </table:table-cell>
          <table:table-cell table:formula="of:=[.F20]/[.I20]" office:value-type="float" office:value="2.51674641148325" calcext:value-type="float">
            <text:p>2,51674641148325</text:p>
          </table:table-cell>
          <table:table-cell office:value-type="float" office:value="17" calcext:value-type="float">
            <text:p>17</text:p>
          </table:table-cell>
          <table:table-cell table:formula="of:=[.I20]/[.K20]" office:value-type="float" office:value="98.3529411764706" calcext:value-type="float">
            <text:p>98,3529411764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style-name="ce2" table:formula="of:=[.A21]/[.D21]" office:value-type="float" office:value="7113.66666666667" calcext:value-type="float">
            <text:p>7113,67</text:p>
          </table:table-cell>
          <table:table-cell office:value-type="float" office:value="6" calcext:value-type="float">
            <text:p>6</text:p>
          </table:table-cell>
          <table:table-cell table:formula="of:=[.C21]/[.F21]" office:value-type="float" office:value="1.99374065769806" calcext:value-type="float">
            <text:p>1,99374065769806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  <table:table-cell office:value-type="float" office:value="36954" calcext:value-type="float">
            <text:p>36954</text:p>
          </table:table-cell>
          <table:table-cell office:value-type="float" office:value="1424" calcext:value-type="float">
            <text:p>1424</text:p>
          </table:table-cell>
          <table:table-cell table:formula="of:=[.F21]/[.I21]" office:value-type="float" office:value="2.50561797752809" calcext:value-type="float">
            <text:p>2,50561797752809</text:p>
          </table:table-cell>
          <table:table-cell office:value-type="float" office:value="21" calcext:value-type="float">
            <text:p>21</text:p>
          </table:table-cell>
          <table:table-cell table:formula="of:=[.I21]/[.K21]" office:value-type="float" office:value="67.8095238095238" calcext:value-type="float">
            <text:p>67,8095238095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style-name="ce2" table:formula="of:=[.A22]/[.D22]" office:value-type="float" office:value="7098.57142857143" calcext:value-type="float">
            <text:p>7098,57</text:p>
          </table:table-cell>
          <table:table-cell office:value-type="float" office:value="7" calcext:value-type="float">
            <text:p>7</text:p>
          </table:table-cell>
          <table:table-cell table:formula="of:=[.C22]/[.F22]" office:value-type="float" office:value="2.27518315018315" calcext:value-type="float">
            <text:p>2,27518315018315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  <table:table-cell office:value-type="float" office:value="41498" calcext:value-type="float">
            <text:p>41498</text:p>
          </table:table-cell>
          <table:table-cell office:value-type="float" office:value="1248" calcext:value-type="float">
            <text:p>1248</text:p>
          </table:table-cell>
          <table:table-cell table:formula="of:=[.F22]/[.I22]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[.I22]/[.K22]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style-name="ce2" table:formula="of:=[.A23]/[.D23]" office:value-type="float" office:value="7087.25" calcext:value-type="float">
            <text:p>7087,25</text:p>
          </table:table-cell>
          <table:table-cell office:value-type="float" office:value="8" calcext:value-type="float">
            <text:p>8</text:p>
          </table:table-cell>
          <table:table-cell table:formula="of:=[.C23]/[.F23]" office:value-type="float" office:value="2.59036915204678" calcext:value-type="float">
            <text:p>2,59036915204678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  <table:table-cell office:value-type="float" office:value="46042" calcext:value-type="float">
            <text:p>46042</text:p>
          </table:table-cell>
          <table:table-cell office:value-type="float" office:value="1004" calcext:value-type="float">
            <text:p>1004</text:p>
          </table:table-cell>
          <table:table-cell table:formula="of:=[.F23]/[.I23]" office:value-type="float" office:value="2.72509960159363" calcext:value-type="float">
            <text:p>2,72509960159363</text:p>
          </table:table-cell>
          <table:table-cell office:value-type="float" office:value="27" calcext:value-type="float">
            <text:p>27</text:p>
          </table:table-cell>
          <table:table-cell table:formula="of:=[.I23]/[.K23]" office:value-type="float" office:value="37.1851851851852" calcext:value-type="float">
            <text:p>37,1851851851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style-name="ce2" table:formula="of:=[.A24]/[.D24]" office:value-type="float" office:value="7078.44444444444" calcext:value-type="float">
            <text:p>7078,44</text:p>
          </table:table-cell>
          <table:table-cell office:value-type="float" office:value="9" calcext:value-type="float">
            <text:p>9</text:p>
          </table:table-cell>
          <table:table-cell table:formula="of:=[.C24]/[.F24]" office:value-type="float" office:value="2.87274531024531" calcext:value-type="float">
            <text:p>2,87274531024531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  <table:table-cell office:value-type="float" office:value="50586" calcext:value-type="float">
            <text:p>50586</text:p>
          </table:table-cell>
          <table:table-cell office:value-type="float" office:value="992" calcext:value-type="float">
            <text:p>992</text:p>
          </table:table-cell>
          <table:table-cell table:formula="of:=[.F24]/[.I24]" office:value-type="float" office:value="2.48387096774194" calcext:value-type="float">
            <text:p>2,48387096774194</text:p>
          </table:table-cell>
          <table:table-cell office:value-type="float" office:value="30" calcext:value-type="float">
            <text:p>30</text:p>
          </table:table-cell>
          <table:table-cell table:formula="of:=[.I24]/[.K24]" office:value-type="float" office:value="33.0666666666667" calcext:value-type="float">
            <text:p>33,0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style-name="ce2" table:formula="of:=[.A25]/[.D25]" office:value-type="float" office:value="7071.4" calcext:value-type="float">
            <text:p>7071,40</text:p>
          </table:table-cell>
          <table:table-cell office:value-type="float" office:value="10" calcext:value-type="float">
            <text:p>10</text:p>
          </table:table-cell>
          <table:table-cell table:formula="of:=[.C25]/[.F25]" office:value-type="float" office:value="3.17958633093525" calcext:value-type="float">
            <text:p>3,17958633093525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  <table:table-cell table:number-columns-repeated="6"/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style-name="ce2" table:formula="of:=[.A26]/[.D26]" office:value-type="float" office:value="7065.63636363636" calcext:value-type="float">
            <text:p>7065,64</text:p>
          </table:table-cell>
          <table:table-cell office:value-type="float" office:value="11" calcext:value-type="float">
            <text:p>11</text:p>
          </table:table-cell>
          <table:table-cell table:formula="of:=[.C26]/[.F26]" office:value-type="float" office:value="3.44833399884644" calcext:value-type="float">
            <text:p>3,44833399884644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1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A28]/[.D28]/10000" office:value-type="float" office:value="3.1034" calcext:value-type="float">
            <text:p>3,1034</text:p>
          </table:table-cell>
          <table:table-cell office:value-type="float" office:value="1" calcext:value-type="float">
            <text:p>1</text:p>
          </table:table-cell>
          <table:table-cell table:formula="of:=[.C28]/[.F28]*10000" office:value-type="float" office:value="5.2995218579235" calcext:value-type="float">
            <text:p>5,299521857923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office:value-type="float" office:value="39066" calcext:value-type="float">
            <text:p>39066</text:p>
          </table:table-cell>
          <table:table-cell office:value-type="float" office:value="2155" calcext:value-type="float">
            <text:p>2155</text:p>
          </table:table-cell>
          <table:table-cell table:formula="of:=[.F28]/[.I28]" office:value-type="float" office:value="2.71740139211137" calcext:value-type="float">
            <text:p>2,71740139211137</text:p>
          </table:table-cell>
          <table:table-cell table:number-columns-repeated="3"/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A29]/[.D29]/10000" office:value-type="float" office:value="3.2941" calcext:value-type="float">
            <text:p>3,2941</text:p>
          </table:table-cell>
          <table:table-cell office:value-type="float" office:value="2" calcext:value-type="float">
            <text:p>2</text:p>
          </table:table-cell>
          <table:table-cell table:formula="of:=[.C29]/[.F29]*10000" office:value-type="float" office:value="9.89813701923077" calcext:value-type="float">
            <text:p>9,89813701923077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  <table:table-cell office:value-type="float" office:value="61402" calcext:value-type="float">
            <text:p>61402</text:p>
          </table:table-cell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A30]/[.D30]/10000" office:value-type="float" office:value="3.35766666666667" calcext:value-type="float">
            <text:p>3,35766666666667</text:p>
          </table:table-cell>
          <table:table-cell office:value-type="float" office:value="3" calcext:value-type="float">
            <text:p>3</text:p>
          </table:table-cell>
          <table:table-cell table:formula="of:=[.C30]/[.F30]*10000" office:value-type="float" office:value="14.1793355855856" calcext:value-type="float">
            <text:p>14,1793355855856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A31]/[.D31]/10000" office:value-type="float" office:value="3.38945" calcext:value-type="float">
            <text:p>3,38945</text:p>
          </table:table-cell>
          <table:table-cell office:value-type="float" office:value="4" calcext:value-type="float">
            <text:p>4</text:p>
          </table:table-cell>
          <table:table-cell table:formula="of:=[.C31]/[.F31]*10000" office:value-type="float" office:value="18.7469579646018" calcext:value-type="float">
            <text:p>18,7469579646018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A32]/[.D32]/10000" office:value-type="float" office:value="3.40852" calcext:value-type="float">
            <text:p>3,40852</text:p>
          </table:table-cell>
          <table:table-cell office:value-type="float" office:value="5" calcext:value-type="float">
            <text:p>5</text:p>
          </table:table-cell>
          <table:table-cell table:formula="of:=[.C32]/[.F32]*10000" office:value-type="float" office:value="22.9067204301075" calcext:value-type="float">
            <text:p>22,9067204301075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A33]/[.D33]/10000" office:value-type="float" office:value="3.42123333333333" calcext:value-type="float">
            <text:p>3,42123333333333</text:p>
          </table:table-cell>
          <table:table-cell office:value-type="float" office:value="6" calcext:value-type="float">
            <text:p>6</text:p>
          </table:table-cell>
          <table:table-cell table:formula="of:=[.C33]/[.F33]*10000" office:value-type="float" office:value="27.7697510822511" calcext:value-type="float">
            <text:p>27,769751082251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A34]/[.D34]/10000" office:value-type="float" office:value="3.43031428571429" calcext:value-type="float">
            <text:p>3,43031428571429</text:p>
          </table:table-cell>
          <table:table-cell office:value-type="float" office:value="7" calcext:value-type="float">
            <text:p>7</text:p>
          </table:table-cell>
          <table:table-cell table:formula="of:=[.C34]/[.F34]*10000" office:value-type="float" office:value="31.9992004264392" calcext:value-type="float">
            <text:p>31,9992004264392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A35]/[.D35]/10000" office:value-type="float" office:value="3.437125" calcext:value-type="float">
            <text:p>3,437125</text:p>
          </table:table-cell>
          <table:table-cell office:value-type="float" office:value="8" calcext:value-type="float">
            <text:p>8</text:p>
          </table:table-cell>
          <table:table-cell table:formula="of:=[.C35]/[.F35]*10000" office:value-type="float" office:value="36.4102224576271" calcext:value-type="float">
            <text:p>36,4102224576271</text:p>
          </table:table-cell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A36]/[.D36]/10000" office:value-type="float" office:value="3.44242222222222" calcext:value-type="float">
            <text:p>3,44242222222222</text:p>
          </table:table-cell>
          <table:table-cell office:value-type="float" office:value="9" calcext:value-type="float">
            <text:p>9</text:p>
          </table:table-cell>
          <table:table-cell table:formula="of:=[.C36]/[.F36]*10000" office:value-type="float" office:value="40.5946016771488" calcext:value-type="float">
            <text:p>40,5946016771488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A37]/[.D37]/10000" office:value-type="float" office:value="3.44666" calcext:value-type="float">
            <text:p>3,44666</text:p>
          </table:table-cell>
          <table:table-cell office:value-type="float" office:value="10" calcext:value-type="float">
            <text:p>10</text:p>
          </table:table-cell>
          <table:table-cell table:formula="of:=[.C37]/[.F37]*10000" office:value-type="float" office:value="45.8332446808511" calcext:value-type="float">
            <text:p>45,8332446808511</text:p>
          </table:table-cell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A38]/[.D38]/10000" office:value-type="float" office:value="3.45012727272727" calcext:value-type="float">
            <text:p>3,45012727272727</text:p>
          </table:table-cell>
          <table:table-cell office:value-type="float" office:value="11" calcext:value-type="float">
            <text:p>11</text:p>
          </table:table-cell>
          <table:table-cell table:formula="of:=[.C38]/[.F38]*10000" office:value-type="float" office:value="50.1471987315011" calcext:value-type="float">
            <text:p>50,1471987315011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12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A41]/[.D41]/10000" office:value-type="float" office:value="12.3898" calcext:value-type="float">
            <text:p>12,3898</text:p>
          </table:table-cell>
          <table:table-cell office:value-type="float" office:value="1" calcext:value-type="float">
            <text:p>1</text:p>
          </table:table-cell>
          <table:table-cell table:formula="of:=[.C41]/[.F41]*10000" office:value-type="float" office:value="45.8202662721893" calcext:value-type="float">
            <text:p>45,8202662721893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A42]/[.D42]/10000" office:value-type="float" office:value="13.4861" calcext:value-type="float">
            <text:p>13,4861</text:p>
          </table:table-cell>
          <table:table-cell office:value-type="float" office:value="2" calcext:value-type="float">
            <text:p>2</text:p>
          </table:table-cell>
          <table:table-cell table:formula="of:=[.C42]/[.F42]*10000" office:value-type="float" office:value="91.6175271739131" calcext:value-type="float">
            <text:p>91,6175271739131</text:p>
          </table:table-cell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A43]/[.D43]/10000" office:value-type="float" office:value="13.8515333333333" calcext:value-type="float">
            <text:p>13,8515333333333</text:p>
          </table:table-cell>
          <table:table-cell office:value-type="float" office:value="3" calcext:value-type="float">
            <text:p>3</text:p>
          </table:table-cell>
          <table:table-cell table:formula="of:=[.C43]/[.F43]*10000" office:value-type="float" office:value="135.268880208333" calcext:value-type="float">
            <text:p>135,26888020833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A44]/[.D44]/10000" office:value-type="float" office:value="14.03425" calcext:value-type="float">
            <text:p>14,03425</text:p>
          </table:table-cell>
          <table:table-cell office:value-type="float" office:value="4" calcext:value-type="float">
            <text:p>4</text:p>
          </table:table-cell>
          <table:table-cell table:formula="of:=[.C44]/[.F44]*10000" office:value-type="float" office:value="179.008290816327" calcext:value-type="float">
            <text:p>179,008290816327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A45]/[.D45]/10000" office:value-type="float" office:value="14.14388" calcext:value-type="float">
            <text:p>14,14388</text:p>
          </table:table-cell>
          <table:table-cell office:value-type="float" office:value="5" calcext:value-type="float">
            <text:p>5</text:p>
          </table:table-cell>
          <table:table-cell table:formula="of:=[.C45]/[.F45]*10000" office:value-type="float" office:value="226.664743589744" calcext:value-type="float">
            <text:p>226,664743589744</text:p>
          </table:table-cell>
          <table:table-cell office:value-type="float" office:value="624" calcext:value-type="float">
            <text:p>624</text:p>
          </table:table-cell>
          <table:table-cell office:value-type="float" office:value="949.56" calcext:value-type="float">
            <text:p>949,56</text:p>
          </table:table-cell>
          <table:table-cell table:formula="of:=[.E45]/[.G45]" office:value-type="float" office:value="0.238705025053439" calcext:value-type="float">
            <text:p>0,238705025053439</text:p>
          </table:table-cell>
          <table:table-cell table:number-columns-repeated="5"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A46]/[.D46]/10000" office:value-type="float" office:value="14.2169666666667" calcext:value-type="float">
            <text:p>14,2169666666667</text:p>
          </table:table-cell>
          <table:table-cell office:value-type="float" office:value="6" calcext:value-type="float">
            <text:p>6</text:p>
          </table:table-cell>
          <table:table-cell table:formula="of:=[.C46]/[.F46]*10000" office:value-type="float" office:value="269.260732323232" calcext:value-type="float">
            <text:p>269,260732323232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A47]/[.D47]/10000" office:value-type="float" office:value="14.2691714285714" calcext:value-type="float">
            <text:p>14,2691714285714</text:p>
          </table:table-cell>
          <table:table-cell office:value-type="float" office:value="7" calcext:value-type="float">
            <text:p>7</text:p>
          </table:table-cell>
          <table:table-cell table:formula="of:=[.C47]/[.F47]*10000" office:value-type="float" office:value="307.525246305419" calcext:value-type="float">
            <text:p>307,525246305419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A48]/[.D48]/10000" office:value-type="float" office:value="14.308325" calcext:value-type="float">
            <text:p>14,308325</text:p>
          </table:table-cell>
          <table:table-cell office:value-type="float" office:value="8" calcext:value-type="float">
            <text:p>8</text:p>
          </table:table-cell>
          <table:table-cell table:formula="of:=[.C48]/[.F48]*10000" office:value-type="float" office:value="357.708125" calcext:value-type="float">
            <text:p>357,70812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A49]/[.D49]/10000" office:value-type="float" office:value="14.3387777777778" calcext:value-type="float">
            <text:p>14,3387777777778</text:p>
          </table:table-cell>
          <table:table-cell office:value-type="float" office:value="9" calcext:value-type="float">
            <text:p>9</text:p>
          </table:table-cell>
          <table:table-cell table:formula="of:=[.C49]/[.F49]*10000" office:value-type="float" office:value="407.351641414141" calcext:value-type="float">
            <text:p>407,351641414141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A50]/[.D50]/10000" office:value-type="float" office:value="14.36314" calcext:value-type="float">
            <text:p>14,36314</text:p>
          </table:table-cell>
          <table:table-cell office:value-type="float" office:value="10" calcext:value-type="float">
            <text:p>10</text:p>
          </table:table-cell>
          <table:table-cell table:formula="of:=[.C50]/[.F50]*10000" office:value-type="float" office:value="448.848125" calcext:value-type="float">
            <text:p>448,848125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A51]/[.D51]/10000" office:value-type="float" office:value="14.3830727272727" calcext:value-type="float">
            <text:p>14,3830727272727</text:p>
          </table:table-cell>
          <table:table-cell office:value-type="float" office:value="11" calcext:value-type="float">
            <text:p>11</text:p>
          </table:table-cell>
          <table:table-cell table:formula="of:=[.C51]/[.F51]*10000" office:value-type="float" office:value="499.412247474747" calcext:value-type="float">
            <text:p>499,412247474747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12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A54]/[.D54]/10000" office:value-type="float" office:value="49.3946" calcext:value-type="float">
            <text:p>49,3946</text:p>
          </table:table-cell>
          <table:table-cell office:value-type="float" office:value="1" calcext:value-type="float">
            <text:p>1</text:p>
          </table:table-cell>
          <table:table-cell table:formula="of:=[.C54]/[.F54]*10000" office:value-type="float" office:value="367.519345238095" calcext:value-type="float">
            <text:p>367,51934523809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A55]/[.D55]/10000" office:value-type="float" office:value="54.1453" calcext:value-type="float">
            <text:p>54,1453</text:p>
          </table:table-cell>
          <table:table-cell office:value-type="float" office:value="2" calcext:value-type="float">
            <text:p>2</text:p>
          </table:table-cell>
          <table:table-cell table:formula="of:=[.C55]/[.F55]*10000" office:value-type="float" office:value="786.995639534884" calcext:value-type="float">
            <text:p>786,995639534884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A56]/[.D56]/10000" office:value-type="float" office:value="55.7288666666667" calcext:value-type="float">
            <text:p>55,7288666666667</text:p>
          </table:table-cell>
          <table:table-cell office:value-type="float" office:value="3" calcext:value-type="float">
            <text:p>3</text:p>
          </table:table-cell>
          <table:table-cell table:formula="of:=[.C56]/[.F56]*10000" office:value-type="float" office:value="1161.01805555556" calcext:value-type="float">
            <text:p>1161,01805555556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A57]/[.D57]/10000" office:value-type="float" office:value="56.52065" calcext:value-type="float">
            <text:p>56,52065</text:p>
          </table:table-cell>
          <table:table-cell office:value-type="float" office:value="4" calcext:value-type="float">
            <text:p>4</text:p>
          </table:table-cell>
          <table:table-cell table:formula="of:=[.C57]/[.F57]*10000" office:value-type="float" office:value="1535.88722826087" calcext:value-type="float">
            <text:p>1535,88722826087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A58]/[.D58]/10000" office:value-type="float" office:value="56.81572" calcext:value-type="float">
            <text:p>56,81572</text:p>
          </table:table-cell>
          <table:table-cell office:value-type="float" office:value="5" calcext:value-type="float">
            <text:p>5</text:p>
          </table:table-cell>
          <table:table-cell table:formula="of:=[.C58]/[.F58]*10000" office:value-type="float" office:value="1972.76805555556" calcext:value-type="float">
            <text:p>1972,76805555556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A59]/[.D59]/10000" office:value-type="float" office:value="57.3124333333333" calcext:value-type="float">
            <text:p>57,3124333333333</text:p>
          </table:table-cell>
          <table:table-cell office:value-type="float" office:value="6" calcext:value-type="float">
            <text:p>6</text:p>
          </table:table-cell>
          <table:table-cell table:formula="of:=[.C59]/[.F59]*10000" office:value-type="float" office:value="2388.01805555556" calcext:value-type="float">
            <text:p>2388,01805555556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A60]/[.D60]/10000" office:value-type="float" office:value="57.5386571428571" calcext:value-type="float">
            <text:p>57,5386571428571</text:p>
          </table:table-cell>
          <table:table-cell office:value-type="float" office:value="7" calcext:value-type="float">
            <text:p>7</text:p>
          </table:table-cell>
          <table:table-cell table:formula="of:=[.C60]/[.F60]*10000" office:value-type="float" office:value="2766.28159340659" calcext:value-type="float">
            <text:p>2766,28159340659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A61]/[.D61]/10000" office:value-type="float" office:value="57.708325" calcext:value-type="float">
            <text:p>57,708325</text:p>
          </table:table-cell>
          <table:table-cell office:value-type="float" office:value="8" calcext:value-type="float">
            <text:p>8</text:p>
          </table:table-cell>
          <table:table-cell table:formula="of:=[.C61]/[.F61]*10000" office:value-type="float" office:value="3278.88210227273" calcext:value-type="float">
            <text:p>3278,88210227273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A62]/[.D62]/10000" office:value-type="float" office:value="57.8402888888889" calcext:value-type="float">
            <text:p>57,8402888888889</text:p>
          </table:table-cell>
          <table:table-cell office:value-type="float" office:value="9" calcext:value-type="float">
            <text:p>9</text:p>
          </table:table-cell>
          <table:table-cell table:formula="of:=[.C62]/[.F62]*10000" office:value-type="float" office:value="3615.01805555556" calcext:value-type="float">
            <text:p>3615,01805555556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A63]/[.D63]/10000" office:value-type="float" office:value="57.94586" calcext:value-type="float">
            <text:p>57,94586</text:p>
          </table:table-cell>
          <table:table-cell office:value-type="float" office:value="10" calcext:value-type="float">
            <text:p>10</text:p>
          </table:table-cell>
          <table:table-cell table:formula="of:=[.C63]/[.F63]*10000" office:value-type="float" office:value="3996.26620689655" calcext:value-type="float">
            <text:p>3996,26620689655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3"/></text:p>
          </table:table-cell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A86]/[.D86]/1000)" office:value-type="float" office:value="0.88320703335239" calcext:value-type="float">
            <text:p>0,88320703335239</text:p>
          </table:table-cell>
          <table:table-cell office:value-type="float" office:value="1" calcext:value-type="float">
            <text:p>1</text:p>
          </table:table-cell>
          <table:table-cell table:formula="of:=LOG([.C86]/[.F86]*100000)" office:value-type="float" office:value="0.791577681838096" calcext:value-type="float">
            <text:p>0,79157768183809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A87]/[.D87]/1000)" office:value-type="float" office:value="1.1908077601319" calcext:value-type="float">
            <text:p>1,1908077601319</text:p>
          </table:table-cell>
          <table:table-cell office:value-type="float" office:value="2" calcext:value-type="float">
            <text:p>2</text:p>
          </table:table-cell>
          <table:table-cell table:formula="of:=LOG([.C87]/[.F87]*100000)" office:value-type="float" office:value="1.30824058809859" calcext:value-type="float">
            <text:p>1,30824058809859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A88]/[.D88]/1000)" office:value-type="float" office:value="1.61594304119656" calcext:value-type="float">
            <text:p>1,61594304119656</text:p>
          </table:table-cell>
          <table:table-cell office:value-type="float" office:value="3" calcext:value-type="float">
            <text:p>3</text:p>
          </table:table-cell>
          <table:table-cell table:formula="of:=LOG([.C88]/[.F88]*100000)" office:value-type="float" office:value="1.77641936141526" calcext:value-type="float">
            <text:p>1,77641936141526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A89]/[.D89]/1000)" office:value-type="float" office:value="2.09161948151491" calcext:value-type="float">
            <text:p>2,09161948151491</text:p>
          </table:table-cell>
          <table:table-cell office:value-type="float" office:value="4" calcext:value-type="float">
            <text:p>4</text:p>
          </table:table-cell>
          <table:table-cell table:formula="of:=LOG([.C89]/[.F89]*100000)" office:value-type="float" office:value="2.19208340951297" calcext:value-type="float">
            <text:p>2,19208340951297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A90]/[.D90]/1000)" office:value-type="float" office:value="2.59578756433786" calcext:value-type="float">
            <text:p>2,59578756433786</text:p>
          </table:table-cell>
          <table:table-cell office:value-type="float" office:value="5" calcext:value-type="float">
            <text:p>5</text:p>
          </table:table-cell>
          <table:table-cell table:formula="of:=LOG([.C90]/[.F90]*100000)" office:value-type="float" office:value="2.60741111800438" calcext:value-type="float">
            <text:p>2,60741111800438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A91]/[.D91]/1000)" office:value-type="float" office:value="3.11811001075631" calcext:value-type="float">
            <text:p>3,11811001075631</text:p>
          </table:table-cell>
          <table:table-cell office:value-type="float" office:value="6" calcext:value-type="float">
            <text:p>6</text:p>
          </table:table-cell>
          <table:table-cell table:formula="of:=LOG([.C91]/[.F91]*100000)" office:value-type="float" office:value="3.01101784995786" calcext:value-type="float">
            <text:p>3,0110178499578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A92]/[.D92]/1000)" office:value-type="float" office:value="3.65292865439307" calcext:value-type="float">
            <text:p>3,65292865439307</text:p>
          </table:table-cell>
          <table:table-cell office:value-type="float" office:value="7" calcext:value-type="float">
            <text:p>7</text:p>
          </table:table-cell>
          <table:table-cell table:formula="of:=LOG([.C92]/[.F92]*100000)" office:value-type="float" office:value="3.40127318782365" calcext:value-type="float">
            <text:p>3,40127318782365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</table:table>
      <table:table table:name="Tabelle2" table:style-name="ta1">
        <table:shapes>
          <draw:frame draw:z-index="0" draw:style-name="gr1" draw:text-style-name="P1" svg:width="160.05mm" svg:height="89.96mm" svg:x="95.59mm" svg:y="143.96mm">
            <draw:object draw:notify-on-update-of-ranges="Tabelle2.G6:Tabelle2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/60" office:value-type="float" office:value="1.66666666666667" calcext:value-type="float">
            <text:p>1,66666666666667</text:p>
          </table:table-cell>
          <table:table-cell office:value-type="float" office:value="180" calcext:value-type="float">
            <text:p>180</text:p>
          </table:table-cell>
          <table:table-cell table:formula="of:=[.B1]*[.C1]" office:value-type="float" office:value="300" calcext:value-type="float">
            <text:p>300</text:p>
          </table:table-cell>
          <table:table-cell table:formula="of:=[.D1]/6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min/durchlauf</text:p>
          </table:table-cell>
          <table:table-cell office:value-type="string" calcext:value-type="string">
            <text:p>h/durchlau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ch</text:p>
          </table:table-cell>
          <table:table-cell table:number-columns-repeated="4"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1" calcext:value-type="float">
            <text:p>1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table:formula="of:=[.C6]/[.A6]" office:value-type="float" office:value="0.361809751299705" calcext:value-type="float">
            <text:p>0,361809751299705</text:p>
          </table:table-cell>
          <table:table-cell table:formula="of:=[.A6]/[.B6]" office:value-type="float" office:value="14234" calcext:value-type="float">
            <text:p>14234</text:p>
          </table:table-cell>
          <table:table-cell table:formula="of:=[.F6]/[.E6]" office:value-type="float" office:value="39341.1176699029" calcext:value-type="float">
            <text:p>39341,1176699029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7" calcext:value-type="float">
            <text:p>7</text:p>
          </table:table-cell>
          <table:table-cell table:formula="of:=[.C7]/[.A7]" office:value-type="float" office:value="0.162743636169986" calcext:value-type="float">
            <text:p>0,162743636169986</text:p>
          </table:table-cell>
          <table:table-cell table:formula="of:=[.A7]/[.B7]" office:value-type="float" office:value="9389" calcext:value-type="float">
            <text:p>9389</text:p>
          </table:table-cell>
          <table:table-cell table:formula="of:=[.F7]/[.E7]" office:value-type="float" office:value="57691.9640052356" calcext:value-type="float">
            <text:p>57691,9640052356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  <table:table-cell table:formula="of:=[.C8]/[.A8]" office:value-type="float" office:value="0.102907126318498" calcext:value-type="float">
            <text:p>0,102907126318498</text:p>
          </table:table-cell>
          <table:table-cell table:formula="of:=[.A8]/[.B8]" office:value-type="float" office:value="7774" calcext:value-type="float">
            <text:p>7774</text:p>
          </table:table-cell>
          <table:table-cell table:formula="of:=[.F8]/[.E8]" office:value-type="float" office:value="75543.845" calcext:value-type="float">
            <text:p>75543,845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formula="of:=[.C9]/[.A9]" office:value-type="float" office:value="0.0723462283786693" calcext:value-type="float">
            <text:p>0,072346228378669</text:p>
          </table:table-cell>
          <table:table-cell table:formula="of:=[.A9]/[.B9]" office:value-type="float" office:value="6966.5" calcext:value-type="float">
            <text:p>6966,5</text:p>
          </table:table-cell>
          <table:table-cell table:formula="of:=[.F9]/[.E9]" office:value-type="float" office:value="96293.8933531746" calcext:value-type="float">
            <text:p>96293,8933531746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5" calcext:value-type="float">
            <text:p>5</text:p>
          </table:table-cell>
          <table:table-cell office:value-type="float" office:value="1672" calcext:value-type="float">
            <text:p>1672</text:p>
          </table:table-cell>
          <table:table-cell office:value-type="float" office:value="17" calcext:value-type="float">
            <text:p>17</text:p>
          </table:table-cell>
          <table:table-cell table:formula="of:=[.C10]/[.A10]" office:value-type="float" office:value="0.051589015735884" calcext:value-type="float">
            <text:p>0,051589015735884</text:p>
          </table:table-cell>
          <table:table-cell table:formula="of:=[.A10]/[.B10]" office:value-type="float" office:value="6482" calcext:value-type="float">
            <text:p>6482</text:p>
          </table:table-cell>
          <table:table-cell table:formula="of:=[.F10]/[.E10]" office:value-type="float" office:value="125646.901913876" calcext:value-type="float">
            <text:p>125646,901913876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21" calcext:value-type="float">
            <text:p>21</text:p>
          </table:table-cell>
          <table:table-cell table:formula="of:=[.C11]/[.A11]" office:value-type="float" office:value="0.0385343941115982" calcext:value-type="float">
            <text:p>0,038534394111598</text:p>
          </table:table-cell>
          <table:table-cell table:formula="of:=[.A11]/[.B11]" office:value-type="float" office:value="6159" calcext:value-type="float">
            <text:p>6159</text:p>
          </table:table-cell>
          <table:table-cell table:formula="of:=[.F11]/[.E11]" office:value-type="float" office:value="159831.240168539" calcext:value-type="float">
            <text:p>159831,240168539</text:p>
          </table:table-cell>
        </table:table-row>
        <table:table-row table:style-name="ro1">
          <table:table-cell office:value-type="float" office:value="41498" calcext:value-type="float">
            <text:p>41498</text:p>
          </table:table-cell>
          <table:table-cell office:value-type="float" office:value="7" calcext:value-type="float">
            <text:p>7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table:formula="of:=[.C12]/[.A12]" office:value-type="float" office:value="0.0300737384934214" calcext:value-type="float">
            <text:p>0,030073738493421</text:p>
          </table:table-cell>
          <table:table-cell table:formula="of:=[.A12]/[.B12]" office:value-type="float" office:value="5928.28571428572" calcext:value-type="float">
            <text:p>5928,28571428572</text:p>
          </table:table-cell>
          <table:table-cell table:formula="of:=[.F12]/[.E12]" office:value-type="float" office:value="197125.000457875" calcext:value-type="float">
            <text:p>197125,000457875</text:p>
          </table:table-cell>
        </table:table-row>
        <table:table-row table:style-name="ro1">
          <table:table-cell office:value-type="float" office:value="46042" calcext:value-type="float">
            <text:p>4604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table:formula="of:=[.C13]/[.A13]" office:value-type="float" office:value="0.0218061769688545" calcext:value-type="float">
            <text:p>0,021806176968855</text:p>
          </table:table-cell>
          <table:table-cell table:formula="of:=[.A13]/[.B13]" office:value-type="float" office:value="5755.25" calcext:value-type="float">
            <text:p>5755,25</text:p>
          </table:table-cell>
          <table:table-cell table:formula="of:=[.F13]/[.E13]" office:value-type="float" office:value="263927.510458167" calcext:value-type="float">
            <text:p>263927,510458167</text:p>
          </table:table-cell>
        </table:table-row>
        <table:table-row table:style-name="ro1">
          <table:table-cell office:value-type="float" office:value="50586" calcext:value-type="float">
            <text:p>50586</text:p>
          </table:table-cell>
          <table:table-cell office:value-type="float" office:value="9" calcext:value-type="float">
            <text:p>9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table:formula="of:=[.C14]/[.A14]" office:value-type="float" office:value="0.019610168821413" calcext:value-type="float">
            <text:p>0,019610168821413</text:p>
          </table:table-cell>
          <table:table-cell table:formula="of:=[.A14]/[.B14]" office:value-type="float" office:value="5620.66666666667" calcext:value-type="float">
            <text:p>5620,66666666667</text:p>
          </table:table-cell>
          <table:table-cell table:formula="of:=[.F14]/[.E14]" office:value-type="float" office:value="286620.004032258" calcext:value-type="float">
            <text:p>286620,004032258</text:p>
          </table:table-cell>
        </table:table-row>
      </table:table>
      <table:table table:name="batchSize ResNet32 --Cifar10" table:style-name="ta1">
        <table:shapes>
          <draw:frame draw:z-index="0" draw:style-name="gr1" draw:text-style-name="P1" svg:width="159.87mm" svg:height="89.95mm" svg:x="441.23mm" svg:y="108.19mm">
            <draw:object draw:notify-on-update-of-ranges="'batchSize ResNet32 --Cifar10'.F25:'batchSize ResNet32 --Cifar10'.F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19776" calcext:value-type="float">
            <text:p>19776</text:p>
          </table:table-cell>
          <table:table-cell table:formula="of:=[.A3]/[.D3]" office:value-type="float" office:value="5306" calcext:value-type="float">
            <text:p>53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[.C3]/[.B3]" office:value-type="float" office:value="0.26830501618123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3280" calcext:value-type="float">
            <text:p>13280</text:p>
          </table:table-cell>
          <table:table-cell table:formula="of:=[.A4]/[.D4]" office:value-type="float" office:value="4989" calcext:value-type="float">
            <text:p>4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[.C4]/[.B4]" office:value-type="float" office:value="0.375677710843373" calcext:value-type="float">
            <text:p>0.38</text:p>
          </table:table-cell>
          <table:table-cell table:number-columns-repeated="4"/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0016" calcext:value-type="float">
            <text:p>10016</text:p>
          </table:table-cell>
          <table:table-cell table:formula="of:=[.A5]/[.D5]" office:value-type="float" office:value="4883.33333333333" calcext:value-type="float">
            <text:p>4883,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[.C5]/[.B5]" office:value-type="float" office:value="0.487553248136315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19322" calcext:value-type="float">
            <text:p>19322</text:p>
          </table:table-cell>
          <table:table-cell office:value-type="float" office:value="8021" calcext:value-type="float">
            <text:p>8021</text:p>
          </table:table-cell>
          <table:table-cell table:formula="of:=[.A6]/[.D6]" office:value-type="float" office:value="4830.5" calcext:value-type="float">
            <text:p>483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[.C6]/[.B6]" office:value-type="float" office:value="0.602231641939908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6688" calcext:value-type="float">
            <text:p>6688</text:p>
          </table:table-cell>
          <table:table-cell table:formula="of:=[.A7]/[.D7]" office:value-type="float" office:value="4798.8" calcext:value-type="float">
            <text:p>4798,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table:formula="of:=[.C7]/[.B7]" office:value-type="float" office:value="0.717523923444976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28" calcext:value-type="float">
            <text:p>5728</text:p>
          </table:table-cell>
          <table:table-cell table:formula="of:=[.A8]/[.D8]" office:value-type="float" office:value="4777.66666666667" calcext:value-type="float">
            <text:p>4777,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table:formula="of:=[.C8]/[.B8]" office:value-type="float" office:value="0.834089851024209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33338" calcext:value-type="float">
            <text:p>33338</text:p>
          </table:table-cell>
          <table:table-cell office:value-type="float" office:value="5024" calcext:value-type="float">
            <text:p>5024</text:p>
          </table:table-cell>
          <table:table-cell table:formula="of:=[.A9]/[.D9]" office:value-type="float" office:value="4762.57142857143" calcext:value-type="float">
            <text:p>4762,571428571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table:formula="of:=[.C9]/[.B9]" office:value-type="float" office:value="0.947964058234759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4480" calcext:value-type="float">
            <text:p>4480</text:p>
          </table:table-cell>
          <table:table-cell table:formula="of:=[.A10]/[.D10]" office:value-type="float" office:value="4751.25" calcext:value-type="float">
            <text:p>4751,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[.C10]/[.B10]" office:value-type="float" office:value="1.060546875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4032" calcext:value-type="float">
            <text:p>4032</text:p>
          </table:table-cell>
          <table:table-cell table:formula="of:=[.A11]/[.D11]" office:value-type="float" office:value="4742.44444444445" calcext:value-type="float">
            <text:p>4742,444444444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table:formula="of:=[.C11]/[.B11]" office:value-type="float" office:value="1.17620149911817" calcext:value-type="float">
            <text:p>1.18</text:p>
          </table:table-cell>
          <table:table-cell table:number-columns-repeated="4"/>
        </table:table-row>
        <table:table-row table:style-name="ro1">
          <table:table-cell office:value-type="float" office:value="47354" calcext:value-type="float">
            <text:p>47354</text:p>
          </table:table-cell>
          <table:table-cell office:value-type="float" office:value="3648" calcext:value-type="float">
            <text:p>3648</text:p>
          </table:table-cell>
          <table:table-cell table:formula="of:=[.A12]/[.D12]" office:value-type="float" office:value="4735.4" calcext:value-type="float">
            <text:p>4735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table:formula="of:=[.C12]/[.B12]" office:value-type="float" office:value="1.29808114035088" calcext:value-type="float">
            <text:p>1.3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15168" calcext:value-type="float">
            <text:p>15168</text:p>
          </table:table-cell>
          <table:table-cell table:formula="of:=[.A14]/[.D14]" office:value-type="float" office:value="24090" calcext:value-type="float">
            <text:p>240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/[.B14]" office:value-type="float" office:value="1.58821202531646" calcext:value-type="float">
            <text:p>1,58821202531646</text:p>
          </table:table-cell>
          <table:table-cell table:number-columns-repeated="4"/>
        </table:table-row>
        <table:table-row table:style-name="ro1">
          <table:table-cell office:value-type="float" office:value="47322" calcext:value-type="float">
            <text:p>47322</text:p>
          </table:table-cell>
          <table:table-cell office:value-type="float" office:value="9984" calcext:value-type="float">
            <text:p>9984</text:p>
          </table:table-cell>
          <table:table-cell table:formula="of:=[.A15]/[.D15]" office:value-type="float" office:value="23661" calcext:value-type="float">
            <text:p>236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]/[.B15]" office:value-type="float" office:value="2.36989182692308" calcext:value-type="float">
            <text:p>2,36989182692308</text:p>
          </table:table-cell>
          <table:table-cell table:number-columns-repeated="4"/>
        </table:table-row>
        <table:table-row table:style-name="ro1">
          <table:table-cell office:value-type="float" office:value="70554" calcext:value-type="float">
            <text:p>70554</text:p>
          </table:table-cell>
          <table:table-cell office:value-type="float" office:value="7296" calcext:value-type="float">
            <text:p>7296</text:p>
          </table:table-cell>
          <table:table-cell table:formula="of:=[.A16]/[.D16]" office:value-type="float" office:value="23518" calcext:value-type="float">
            <text:p>235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6]/[.B16]" office:value-type="float" office:value="3.2234100877193" calcext:value-type="float">
            <text:p>3,2234100877193</text:p>
          </table:table-cell>
          <table:table-cell table:number-columns-repeated="4"/>
        </table:table-row>
        <table:table-row table:style-name="ro1">
          <table:table-cell office:value-type="float" office:value="93786" calcext:value-type="float">
            <text:p>93786</text:p>
          </table:table-cell>
          <table:table-cell office:value-type="float" office:value="5728" calcext:value-type="float">
            <text:p>5728</text:p>
          </table:table-cell>
          <table:table-cell table:formula="of:=[.A17]/[.D17]" office:value-type="float" office:value="23446.5" calcext:value-type="float">
            <text:p>23446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7]/[.B17]" office:value-type="float" office:value="4.09331354748603" calcext:value-type="float">
            <text:p>4,09331354748603</text:p>
          </table:table-cell>
          <table:table-cell table:number-columns-repeated="4"/>
        </table:table-row>
        <table:table-row table:style-name="ro1">
          <table:table-cell office:value-type="float" office:value="117018" calcext:value-type="float">
            <text:p>117018</text:p>
          </table:table-cell>
          <table:table-cell office:value-type="float" office:value="4736" calcext:value-type="float">
            <text:p>4736</text:p>
          </table:table-cell>
          <table:table-cell table:formula="of:=[.A18]/[.D18]" office:value-type="float" office:value="23403.6" calcext:value-type="float">
            <text:p>23403,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8]/[.B18]" office:value-type="float" office:value="4.94163851351351" calcext:value-type="float">
            <text:p>4,94163851351351</text:p>
          </table:table-cell>
          <table:table-cell table:number-columns-repeated="4"/>
        </table:table-row>
        <table:table-row table:style-name="ro1">
          <table:table-cell office:value-type="float" office:value="140250" calcext:value-type="float">
            <text:p>140250</text:p>
          </table:table-cell>
          <table:table-cell office:value-type="float" office:value="4032" calcext:value-type="float">
            <text:p>4032</text:p>
          </table:table-cell>
          <table:table-cell table:formula="of:=[.A19]/[.D19]" office:value-type="float" office:value="23375" calcext:value-type="float">
            <text:p>233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/[.B19]" office:value-type="float" office:value="5.79737103174603" calcext:value-type="float">
            <text:p>5,79737103174603</text:p>
          </table:table-cell>
          <table:table-cell table:number-columns-repeated="4"/>
        </table:table-row>
        <table:table-row table:style-name="ro1">
          <table:table-cell office:value-type="float" office:value="163482" calcext:value-type="float">
            <text:p>163482</text:p>
          </table:table-cell>
          <table:table-cell office:value-type="float" office:value="3488" calcext:value-type="float">
            <text:p>3488</text:p>
          </table:table-cell>
          <table:table-cell table:formula="of:=[.A20]/[.D20]" office:value-type="float" office:value="23354.5714285714" calcext:value-type="float">
            <text:p>23354,57142857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20]/[.B20]" office:value-type="float" office:value="6.69569134993447" calcext:value-type="float">
            <text:p>6,69569134993447</text:p>
          </table:table-cell>
          <table:table-cell table:number-columns-repeated="4"/>
        </table:table-row>
        <table:table-row table:style-name="ro1">
          <table:table-cell office:value-type="float" office:value="186714" calcext:value-type="float">
            <text:p>186714</text:p>
          </table:table-cell>
          <table:table-cell office:value-type="float" office:value="3072" calcext:value-type="float">
            <text:p>3072</text:p>
          </table:table-cell>
          <table:table-cell table:formula="of:=[.A21]/[.D21]" office:value-type="float" office:value="23339.25" calcext:value-type="float">
            <text:p>23339,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/[.B21]" office:value-type="float" office:value="7.597412109375" calcext:value-type="float">
            <text:p>7,597412109375</text:p>
          </table:table-cell>
          <table:table-cell table:number-columns-repeated="4"/>
        </table:table-row>
        <table:table-row table:style-name="ro1">
          <table:table-cell office:value-type="float" office:value="209946" calcext:value-type="float">
            <text:p>209946</text:p>
          </table:table-cell>
          <table:table-cell office:value-type="float" office:value="2752" calcext:value-type="float">
            <text:p>2752</text:p>
          </table:table-cell>
          <table:table-cell table:formula="of:=[.A22]/[.D22]" office:value-type="float" office:value="23327.3333333333" calcext:value-type="float">
            <text:p>23327,33333333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22]/[.B22]" office:value-type="float" office:value="8.4765019379845" calcext:value-type="float">
            <text:p>8,4765019379845</text:p>
          </table:table-cell>
          <table:table-cell table:number-columns-repeated="4"/>
        </table:table-row>
        <table:table-row table:style-name="ro1">
          <table:table-cell office:value-type="float" office:value="233178" calcext:value-type="float">
            <text:p>233178</text:p>
          </table:table-cell>
          <table:table-cell office:value-type="float" office:value="2496" calcext:value-type="float">
            <text:p>2496</text:p>
          </table:table-cell>
          <table:table-cell table:formula="of:=[.A23]/[.D23]" office:value-type="float" office:value="23317.8" calcext:value-type="float">
            <text:p>23317,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23]/[.B23]" office:value-type="float" office:value="9.34206730769231" calcext:value-type="float">
            <text:p>9,3420673076923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8522" calcext:value-type="float">
            <text:p>98522</text:p>
          </table:table-cell>
          <table:table-cell office:value-type="float" office:value="13824" calcext:value-type="float">
            <text:p>13824</text:p>
          </table:table-cell>
          <table:table-cell table:formula="of:=[.A25]/[.D25]" office:value-type="float" office:value="98522" calcext:value-type="float">
            <text:p>985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]/[.B25]" office:value-type="float" office:value="7.12688078703704" calcext:value-type="float">
            <text:p>7,12688078703704</text:p>
          </table:table-cell>
          <table:table-cell table:formula="of:=[.C25]/[.J25]" office:value-type="float" office:value="152.04012345679" calcext:value-type="float">
            <text:p>152,04012345679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95738" calcext:value-type="float">
            <text:p>195738</text:p>
          </table:table-cell>
          <table:table-cell table:style-name="ce6" office:value-type="float" office:value="8878" calcext:value-type="float">
            <text:p>8878</text:p>
          </table:table-cell>
          <table:table-cell table:formula="of:=[.A26]/[.D26]" office:value-type="float" office:value="97869" calcext:value-type="float">
            <text:p>978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/[.B26]" office:value-type="float" office:value="11.0237666141023" calcext:value-type="float">
            <text:p>11,0237666141023</text:p>
          </table:table-cell>
          <table:table-cell table:formula="of:=[.C26]/[.J26]" office:value-type="float" office:value="175.707360861759" calcext:value-type="float">
            <text:p>175,707360861759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57" calcext:value-type="float">
            <text:p>557</text:p>
          </table:table-cell>
        </table:table-row>
        <table:table-row table:style-name="ro1">
          <table:table-cell table:style-name="ce6" office:value-type="float" office:value="292954" calcext:value-type="float">
            <text:p>292954</text:p>
          </table:table-cell>
          <table:table-cell table:style-name="ce6" office:value-type="float" office:value="6380" calcext:value-type="float">
            <text:p>6380</text:p>
          </table:table-cell>
          <table:table-cell table:formula="of:=[.A27]/[.D27]" office:value-type="float" office:value="97651.3333333333" calcext:value-type="float">
            <text:p>97651,33333333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7]/[.B27]" office:value-type="float" office:value="15.3058516196447" calcext:value-type="float">
            <text:p>15,3058516196447</text:p>
          </table:table-cell>
          <table:table-cell table:formula="of:=[.C27]/[.J27]" office:value-type="float" office:value="208.211798152097" calcext:value-type="float">
            <text:p>208,211798152097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6" office:value-type="float" office:value="390170" calcext:value-type="float">
            <text:p>390170</text:p>
          </table:table-cell>
          <table:table-cell table:style-name="ce6" office:value-type="float" office:value="4987" calcext:value-type="float">
            <text:p>4987</text:p>
          </table:table-cell>
          <table:table-cell table:formula="of:=[.A28]/[.D28]" office:value-type="float" office:value="97542.5" calcext:value-type="float">
            <text:p>97542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8]/[.B28]" office:value-type="float" office:value="19.5593543212352" calcext:value-type="float">
            <text:p>19,5593543212352</text:p>
          </table:table-cell>
          <table:table-cell table:formula="of:=[.C28]/[.J28]" office:value-type="float" office:value="252.047803617571" calcext:value-type="float">
            <text:p>252,04780361757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table:style-name="ce6" office:value-type="float" office:value="487386" calcext:value-type="float">
            <text:p>487386</text:p>
          </table:table-cell>
          <table:table-cell table:style-name="ce6" office:value-type="float" office:value="4096" calcext:value-type="float">
            <text:p>4096</text:p>
          </table:table-cell>
          <table:table-cell table:formula="of:=[.A29]/[.D29]" office:value-type="float" office:value="97477.2" calcext:value-type="float">
            <text:p>97477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29]/[.B29]" office:value-type="float" office:value="23.79814453125" calcext:value-type="float">
            <text:p>23,79814453125</text:p>
          </table:table-cell>
          <table:table-cell table:formula="of:=[.C29]/[.J29]" office:value-type="float" office:value="295.385454545455" calcext:value-type="float">
            <text:p>295,385454545455</text:p>
          </table:table-cell>
          <table:table-cell office:value-type="float" office:value="256" calcext:value-type="float">
            <text:p>256</text:p>
          </table:table-cell>
          <table:table-cell table:formula="of:=1038043648/10000000" office:value-type="float" office:value="103.8043648" calcext:value-type="float">
            <text:p>103,804364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84602" calcext:value-type="float">
            <text:p>584602</text:p>
          </table:table-cell>
          <table:table-cell office:value-type="float" office:value="3453" calcext:value-type="float">
            <text:p>3453</text:p>
          </table:table-cell>
          <table:table-cell table:formula="of:=[.A30]/[.D30]" office:value-type="float" office:value="97433.6666666667" calcext:value-type="float">
            <text:p>97433,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0]/[.B30]" office:value-type="float" office:value="28.2171058982527" calcext:value-type="float">
            <text:p>28,2171058982527</text:p>
          </table:table-cell>
          <table:table-cell table:number-columns-repeated="4"/>
        </table:table-row>
        <table:table-row table:style-name="ro1">
          <table:table-cell office:value-type="float" office:value="681818" calcext:value-type="float">
            <text:p>681818</text:p>
          </table:table-cell>
          <table:table-cell office:value-type="float" office:value="2976" calcext:value-type="float">
            <text:p>2976</text:p>
          </table:table-cell>
          <table:table-cell table:formula="of:=[.A31]/[.D31]" office:value-type="float" office:value="97402.5714285714" calcext:value-type="float">
            <text:p>97402,57142857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31]/[.B31]" office:value-type="float" office:value="32.7293586789555" calcext:value-type="float">
            <text:p>32,7293586789555</text:p>
          </table:table-cell>
          <table:table-cell table:number-columns-repeated="4"/>
        </table:table-row>
        <table:table-row table:style-name="ro1">
          <table:table-cell office:value-type="float" office:value="779034" calcext:value-type="float">
            <text:p>779034</text:p>
          </table:table-cell>
          <table:table-cell office:value-type="float" office:value="2656" calcext:value-type="float">
            <text:p>2656</text:p>
          </table:table-cell>
          <table:table-cell table:formula="of:=[.A32]/[.D32]" office:value-type="float" office:value="97379.25" calcext:value-type="float">
            <text:p>97379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32]/[.B32]" office:value-type="float" office:value="36.6638742469879" calcext:value-type="float">
            <text:p>36,6638742469879</text:p>
          </table:table-cell>
          <table:table-cell table:number-columns-repeated="4"/>
        </table:table-row>
        <table:table-row table:style-name="ro1">
          <table:table-cell office:value-type="float" office:value="876250" calcext:value-type="float">
            <text:p>876250</text:p>
          </table:table-cell>
          <table:table-cell office:value-type="float" office:value="2363" calcext:value-type="float">
            <text:p>2363</text:p>
          </table:table-cell>
          <table:table-cell table:formula="of:=[.A33]/[.D33]" office:value-type="float" office:value="97361.1111111111" calcext:value-type="float">
            <text:p>97361,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33]/[.B33]" office:value-type="float" office:value="41.2023322518456" calcext:value-type="float">
            <text:p>41,2023322518456</text:p>
          </table:table-cell>
          <table:table-cell table:number-columns-repeated="4"/>
        </table:table-row>
        <table:table-row table:style-name="ro1">
          <table:table-cell office:value-type="float" office:value="973466" calcext:value-type="float">
            <text:p>973466</text:p>
          </table:table-cell>
          <table:table-cell office:value-type="float" office:value="2156" calcext:value-type="float">
            <text:p>2156</text:p>
          </table:table-cell>
          <table:table-cell table:formula="of:=[.A34]/[.D34]" office:value-type="float" office:value="97346.6" calcext:value-type="float">
            <text:p>97346,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34]/[.B34]" office:value-type="float" office:value="45.1514842300557" calcext:value-type="float">
            <text:p>45,151484230055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487386" calcext:value-type="float">
            <text:p>487386</text:p>
          </table:table-cell>
          <table:table-cell table:formula="of:=[.C38]/[.F38]" office:value-type="float" office:value="4095.68067226891" calcext:value-type="float">
            <text:p>4095,68067226891</text:p>
          </table:table-cell>
          <table:table-cell table:formula="of:=[.A38]/[.D38]" office:value-type="float" office:value="97477.2" calcext:value-type="float">
            <text:p>97477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.8" calcext:value-type="float">
            <text:p>23,8</text:p>
          </table:table-cell>
          <table:table-cell table:number-columns-repeated="4"/>
        </table:table-row>
      </table:table>
      <table:table table:name="Tabelle4" table:style-name="ta1"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batch size</text:p>
          </table:table-cell>
          <table:table-cell table:style-name="Default" office:value-type="string" calcext:value-type="string">
            <text:p>memor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3.8633472</text:p>
          </table:table-cell>
          <table:table-cell office:value-type="string" calcext:value-type="string">
            <text:p>103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3.8633472</text:p>
          </table:table-cell>
          <table:table-cell office:value-type="string" calcext:value-type="string">
            <text:p>103.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3.8633472</text:p>
          </table:table-cell>
          <table:table-cell office:value-type="string" calcext:value-type="string">
            <text:p>10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3.8371328</text:p>
          </table:table-cell>
          <table:table-cell office:value-type="string" calcext:value-type="string">
            <text:p>103.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3.719168</text:p>
          </table:table-cell>
          <table:table-cell office:value-type="string" calcext:value-type="string">
            <text:p>103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3.9682048</text:p>
          </table:table-cell>
          <table:table-cell office:value-type="string" calcext:value-type="string">
            <text:p>103.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3.85024</text:p>
          </table:table-cell>
          <table:table-cell office:value-type="string" calcext:value-type="string">
            <text:p>103.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03.6929536</text:p>
          </table:table-cell>
          <table:table-cell office:value-type="string" calcext:value-type="string">
            <text:p>103.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03.7257216</text:p>
          </table:table-cell>
          <table:table-cell office:value-type="string" calcext:value-type="string">
            <text:p>103.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03.7584896</text:p>
          </table:table-cell>
          <table:table-cell office:value-type="string" calcext:value-type="string">
            <text:p>103.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03.719168</text:p>
          </table:table-cell>
          <table:table-cell office:value-type="string" calcext:value-type="string">
            <text:p>103.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03.7650432</text:p>
          </table:table-cell>
          <table:table-cell office:value-type="string" calcext:value-type="string">
            <text:p>103.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3.9288832</text:p>
          </table:table-cell>
          <table:table-cell office:value-type="string" calcext:value-type="string">
            <text:p>103.9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2.5970688</text:p>
          </table:table-cell>
          <table:table-cell office:value-type="string" calcext:value-type="string">
            <text:p>102.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02.5839616</text:p>
          </table:table-cell>
          <table:table-cell office:value-type="string" calcext:value-type="string">
            <text:p>102.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4.888576</text:p>
          </table:table-cell>
          <table:table-cell office:value-type="string" calcext:value-type="string">
            <text:p>104.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06.3730176</text:p>
          </table:table-cell>
          <table:table-cell office:value-type="string" calcext:value-type="string">
            <text:p>106.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08.5561856</text:p>
          </table:table-cell>
          <table:table-cell office:value-type="string" calcext:value-type="string">
            <text:p>108.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09.7296896</text:p>
          </table:table-cell>
          <table:table-cell office:value-type="string" calcext:value-type="string">
            <text:p>109.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11.076096</text:p>
          </table:table-cell>
          <table:table-cell office:value-type="string" calcext:value-type="string">
            <text:p>111.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13.4849536</text:p>
          </table:table-cell>
          <table:table-cell office:value-type="string" calcext:value-type="string">
            <text:p>113.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14.7748352</text:p>
          </table:table-cell>
          <table:table-cell office:value-type="string" calcext:value-type="string">
            <text:p>114.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16.2309632</text:p>
          </table:table-cell>
          <table:table-cell office:value-type="string" calcext:value-type="string">
            <text:p>116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.00.0000</text:date>, <text:time style:data-style-name="N2" text:time-value="01:16:59.4372189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7-06T02:27:28.789000805</dc:date>
    <meta:editing-duration>P1DT14H51M21S</meta:editing-duration>
    <meta:editing-cycles>27</meta:editing-cycles>
    <meta:generator>LibreOffice/6.0.7.3$Linux_X86_64 LibreOffice_project/00m0$Build-3</meta:generator>
    <meta:document-statistic meta:table-count="4" meta:cell-count="7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line" chart:style-name="ch1">
        <chart:legend chart:legend-position="end" svg:x="13.313cm" svg:y="4.199cm" style:legend-expansion="high" chart:style-name="ch2"/>
        <chart:plot-area chart:style-name="ch3" table:cell-range-address="Tabelle2.G6:Tabelle2.G14" svg:x="0.32cm" svg:y="0.179cm" svg:width="12.673cm" svg:height="8.639cm">
          <chartooo:coordinate-region svg:x="1.682cm" svg:y="0.378cm" svg:width="11.2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G6:Tabelle2.G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41.1176699029">
                <text:p>39341.1176699029</text:p>
                <draw:g>
                  <svg:desc>Tabelle2.G6:Tabelle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91.9640052356">
                <text:p>57691.964005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43.845">
                <text:p>75543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293.8933531746">
                <text:p>96293.8933531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646.901913876">
                <text:p>125646.901913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831.240168539">
                <text:p>159831.240168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125.000457875">
                <text:p>197125.000457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927.510458167">
                <text:p>263927.510458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620.004032258">
                <text:p>286620.004032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72cm" svg:height="7.931cm" xlink:href=".." xlink:type="simple" chart:class="chart:line" chart:style-name="ch1">
        <chart:legend chart:legend-position="end" svg:x="10.505cm" svg:y="3.666cm" style:legend-expansion="high" chart:style-name="ch2"/>
        <chart:plot-area chart:style-name="ch3" table:cell-range-address="Tabelle1.E86:Tabelle1.E92" svg:x="1.001cm" svg:y="0.21cm" svg:width="9.702cm" svg:height="7.581cm">
          <chartooo:coordinate-region svg:x="1.728cm" svg:y="0.409cm" svg:width="8.881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86:Tabelle1.E9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1577681838096">
                <text:p>0.791577681838096</text:p>
                <draw:g>
                  <svg:desc>Tabelle1.E86:Tabelle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824058809859">
                <text:p>1.308240588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41936141526">
                <text:p>1.7764193614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208340951297">
                <text:p>2.1920834095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0741111800438">
                <text:p>2.607411118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1101784995786">
                <text:p>3.0110178499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0127318782365">
                <text:p>3.4012731878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35cm" svg:height="7.839cm" xlink:href=".." xlink:type="simple" chart:class="chart:line" chart:style-name="ch1">
        <chart:legend svg:x="10.75cm" svg:y="2.493cm" style:legend-expansion="custom" chartooo:width="2.658cm" chartooo:height="2.852cm" style:legend-expansion-aspect-ratio="0.931977559607293" chart:style-name="ch2"/>
        <chart:plot-area chart:style-name="ch3" table:cell-range-address="Tabelle1.E28:Tabelle1.E38" svg:x="0.282cm" svg:y="-0.199cm" svg:width="10.848cm" svg:height="7.632cm">
          <chartooo:coordinate-region svg:x="0.903cm" svg:y="0cm" svg:width="10.04cm" svg:height="6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8:Tabelle1.E3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995218579235">
                <text:p>5.2995218579235</text:p>
                <draw:g>
                  <svg:desc>Tabelle1.E28:Tabelle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9813701923077">
                <text:p>9.89813701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793355855856">
                <text:p>14.179335585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469579646018">
                <text:p>18.746957964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067204301075">
                <text:p>22.9067204301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697510822511">
                <text:p>27.769751082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992004264392">
                <text:p>31.9992004264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4102224576271">
                <text:p>36.410222457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946016771488">
                <text:p>40.5946016771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332446808511">
                <text:p>45.833244680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471987315011">
                <text:p>50.1471987315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2cm" svg:height="3.782cm" xlink:href=".." xlink:type="simple" chart:class="chart:line" chart:style-name="ch1">
        <chart:legend chart:legend-position="end" svg:x="5.495cm" svg:y="1.592cm" style:legend-expansion="high" chart:style-name="ch2"/>
        <chart:plot-area chart:style-name="ch3" table:cell-range-address="Tabelle1.E1:Tabelle1.E4" svg:x="0.163cm" svg:y="0.075cm" svg:width="5.169cm" svg:height="3.632cm">
          <chartooo:coordinate-region svg:x="0.97cm" svg:y="0.274cm" svg:width="4.083cm" svg:height="2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:Tabelle1.E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Tabelle1.E1:Tabelle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9">
                <text:p>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.55">
                <text:p>169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3.348cm" svg:y="4.199cm" style:legend-expansion="high" chart:style-name="ch2"/>
        <chart:plot-area chart:style-name="ch3" table:cell-range-address="'batchSize ResNet32 --Cifar10'.F25:'batchSize ResNet32 --Cifar10'.F29" svg:x="0.319cm" svg:y="0.179cm" svg:width="12.71cm" svg:height="8.638cm">
          <chartooo:coordinate-region svg:x="0.94cm" svg:y="0.378cm" svg:width="11.995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tchSize ResNet32 --Cifar10'.F25:'batchSize ResNet32 --Cifar10'.F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2688078703704">
                <text:p>7.12688078703704</text:p>
                <draw:g>
                  <svg:desc>'batchSize ResNet32 --Cifar10'.F25:'batchSize ResNet32 --Cifar10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237666141023">
                <text:p>11.0237666141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058516196447">
                <text:p>15.305851619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593543212352">
                <text:p>19.5593543212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9814453125">
                <text:p>23.79814453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3.373cm" svg:y="4.199cm" style:legend-expansion="high" chart:style-name="ch2"/>
        <chart:plot-area chart:style-name="ch3" table:cell-range-address="Tabelle1.F16:Tabelle1.F38" svg:x="0.48cm" svg:y="0.141cm" svg:width="12.727cm" svg:height="8.636cm">
          <chartooo:coordinate-region svg:x="1.657cm" svg:y="0.341cm" svg:width="11.36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6:Tabelle1.F38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72">
                <text:p>14272</text:p>
                <draw:g>
                  <svg:desc>Tabelle1.F16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">
                <text:p>6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H16:Tabelle1.H21" svg:x="0.32cm" svg:y="0.18cm" svg:width="12.693cm" svg:height="8.64cm">
          <chartooo:coordinate-region svg:x="1.497cm" svg:y="0.379cm" svg:width="11.4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H16:Tabelle1.H21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34">
                <text:p>14234</text:p>
                <draw:g>
                  <svg:desc>Tabelle1.H16:Tabelle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8">
                <text:p>18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66">
                <text:p>27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10">
                <text:p>3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54">
                <text:p>369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